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ssEqualOperator.buildTree( Stack operan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reaterEqualOperator.buildTree( Stack operan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ushOperator.PushOperator( String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Operator.toStringIn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compareBoolean( Object lhs , String rhs , int operator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">
            <text:p text:style-name="Table_20_Contents">2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Parser.substring( ArrayList pieces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8">
            <text:p text:style-name="Table_20_Contents">8</text:p>
          </table:table-cell>
          <table:table-cell office:value-type="float" office:value="84">
            <text:p text:style-name="Table_20_Contents">84</text:p>
          </table:table-cell>
        </table:table-row>
        <table:table-row>
          <table:table-cell office:value-type="string">
            <text:p text:style-name="Table_20_Contents">SubStringOperator.buildTree( Stack opera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stOperator.execute( Stack operands , Mapper 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Operator.buildTree( Stack opera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qualOpera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Minimum( int a , int b , int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stOperator.toStringInfix( StringBuffer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sentOpera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Operator.toStringInfix( StringBuffer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tOperator.execute( Stack operands , Mapper mapp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esentOperator.toStringInfix( StringBuffer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ser.debug( String pro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stOperator.ConstOperator( Objec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dOperator.toStringInfix( StringBuffer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ser.convertPrimitiveArray( Object array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4">
            <text:p text:style-name="Table_20_Contents">24</text:p>
          </table:table-cell>
          <table:table-cell office:value-type="float" office:value="76">
            <text:p text:style-name="Table_20_Contents">76</text:p>
          </table:table-cell>
        </table:table-row>
        <table:table-row>
          <table:table-cell office:value-type="string">
            <text:p text:style-name="Table_20_Contents">Parser.setDebug( Prin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eaterEqualOperator.GreaterEqualOp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ushOperator.toStringInfix( StringBuffer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fewOperands( String 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dOpera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re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essEqualOperator.toStringInfix( StringBuffer 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ndOperator.execute( Stack operands , Mapper mapp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GreaterEqualOperator.execute( Stack operands , Mapper mapp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rser.sta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rser.compare( Object lhs , String rhs , int operator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7">
            <text:p text:style-name="Table_20_Contents">107</text:p>
          </table:table-cell>
        </table:table-row>
        <table:table-row>
          <table:table-cell office:value-type="string">
            <text:p text:style-name="Table_20_Contents">GreaterEqualOperator.toStringInfix( StringBuffer 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rser.filtercomp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">
            <text:p text:style-name="Table_20_Contents">4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NotOpera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roxOperator.toStringInfix( StringBuffer 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rser.reset( LdapLex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sentOperator.buildTree( Stack opera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eaterEqualOpera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sentOperator.execute( Stack operands , Mapper mapp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.compareToApprox( Object obj1 , Object obj2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73">
            <text:p text:style-name="Table_20_Contents">73</text:p>
          </table:table-cell>
          <table:table-cell office:value-type="float" office:value="83">
            <text:p text:style-name="Table_20_Contents">83</text:p>
          </table:table-cell>
        </table:table-row>
        <table:table-row>
          <table:table-cell office:value-type="string">
            <text:p text:style-name="Table_20_Contents">EqualOperator.toStringInfix( StringBuffer 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rser.getProg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appendEscaped( StringBuffer buf , String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ubStringOperator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arser.Parser( LdapLex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filt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ushOpera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dOperator.buildTree( Stack operan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qualOperator.buildTree( Stack operan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ushOperator.execute( Stack operands , Mapper mapp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ser.getDistance( String s , String 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2">
            <text:p text:style-name="Table_20_Contents">22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SubStringOperator.SubStringOperator( String [ ] pie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sentOperator.PresentOperator( String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tringOperator.escape( String 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pproxOperator.ApproxOp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qualOperator.EqualOp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pproxOperator.execute( Stack operands , Mapper mapp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ushOperator.toStringIn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roxOpera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tringOperator.check( String 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SubStringOperator.execute( Stack operands , Mapper mapp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ubStringOperator.toStringInfix( StringBuffer 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essEqualOperator.execute( Stack operands , Mapper mapp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OrOperator.buildTree( Stack operan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rOperator.OrOperator( int opc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generateSubStringCode( String attr , ArrayList pie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rOpera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shOperator.buildTree( Stack opera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unsupportedType( String opStr ,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tOperator.NotOp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stOpera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roxOperator.buildTree( Stack operan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ser.attribute( StringBuffer buf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5">
            <text:p text:style-name="Table_20_Contents">5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LessEqualOperator.LessEqualOp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dOperator.AndOperator( int opc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ssEqualOpera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equalop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EqualOperator.execute( Stack operands , Mapper mapp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rser.filterlis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rser.item( String star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">
            <text:p text:style-name="Table_20_Contents">5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NotOperator.toStringInfix( StringBuffer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rOperator.execute( Stack operands , Mapper mapp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nstOperator.buildTree( Stack opera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